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centroid_dist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nput/data_test_20240530-2322/memetest10pic/_Bubo__20230315T215620/0.jpg</text:p>
          </table:table-cell>
          <table:table-cell office:value-type="string" calcext:value-type="string">
            <text:p>Pattern 1</text:p>
          </table:table-cell>
          <table:table-cell office:value-type="float" office:value="26.763711056601" calcext:value-type="float">
            <text:p>26.763711056601</text:p>
          </table:table-cell>
          <table:table-cell office:value-type="float" office:value="0.298201664455366" calcext:value-type="float">
            <text:p>0.298201664455366</text:p>
          </table:table-cell>
          <table:table-cell office:value-type="float" office:value="0.219648963465863" calcext:value-type="float">
            <text:p>0.219648963465863</text:p>
          </table:table-cell>
          <table:table-cell office:value-type="string" calcext:value-type="string">
            <text:p>https://twitter.com/_Bubo_/status/1636124193803698178</text:p>
          </table:table-cell>
        </table:table-row>
        <table:table-row table:style-name="ro1">
          <table:table-cell office:value-type="string" calcext:value-type="string">
            <text:p>input/data_test_20240530-2322/memetest10pic/_iamjabir__20230409T222356/0.jpg</text:p>
          </table:table-cell>
          <table:table-cell office:value-type="string" calcext:value-type="string">
            <text:p>Pattern 0</text:p>
          </table:table-cell>
          <table:table-cell office:value-type="float" office:value="30.2501490784891" calcext:value-type="float">
            <text:p>30.2501490784891</text:p>
          </table:table-cell>
          <table:table-cell office:value-type="float" office:value="0.711614931270034" calcext:value-type="float">
            <text:p>0.711614931270034</text:p>
          </table:table-cell>
          <table:table-cell office:value-type="float" office:value="0.463231711247896" calcext:value-type="float">
            <text:p>0.463231711247896</text:p>
          </table:table-cell>
          <table:table-cell office:value-type="string" calcext:value-type="string">
            <text:p>https://twitter.com/_iamjabir_/status/1645190836114849794</text:p>
          </table:table-cell>
        </table:table-row>
        <table:table-row table:style-name="ro1">
          <table:table-cell office:value-type="string" calcext:value-type="string">
            <text:p>input/data_test_20240530-2322/memetest10pic/_joonpiter__20200330T013009/0.jpg</text:p>
          </table:table-cell>
          <table:table-cell office:value-type="string" calcext:value-type="string">
            <text:p>Pattern 1</text:p>
          </table:table-cell>
          <table:table-cell office:value-type="float" office:value="23.0662188329455" calcext:value-type="float">
            <text:p>23.0662188329455</text:p>
          </table:table-cell>
          <table:table-cell office:value-type="float" office:value="0.0670083480006992" calcext:value-type="float">
            <text:p>0.0670083480006992</text:p>
          </table:table-cell>
          <table:table-cell office:value-type="float" office:value="0.0987879690409246" calcext:value-type="float">
            <text:p>0.0987879690409246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test_20240530-2322/memetest10pic/_joonpiter__20200330T013009/1.jpg</text:p>
          </table:table-cell>
          <table:table-cell office:value-type="string" calcext:value-type="string">
            <text:p>Pattern 1</text:p>
          </table:table-cell>
          <table:table-cell office:value-type="float" office:value="24.3255104597769" calcext:value-type="float">
            <text:p>24.3255104597769</text:p>
          </table:table-cell>
          <table:table-cell office:value-type="float" office:value="0" calcext:value-type="float">
            <text:p>0</text:p>
          </table:table-cell>
          <table:table-cell office:value-type="float" office:value="0.0383664962906759" calcext:value-type="float">
            <text:p>0.0383664962906759</text:p>
          </table:table-cell>
          <table:table-cell office:value-type="string" calcext:value-type="string">
            <text:p>https://twitter.com/lobivampires_/status/1620315446317821952</text:p>
          </table:table-cell>
        </table:table-row>
        <table:table-row table:style-name="ro1">
          <table:table-cell office:value-type="string" calcext:value-type="string">
            <text:p>input/data_test_20240530-2322/memetest10pic/_LINEFRIENDS_20230323T030130/0.jpg</text:p>
          </table:table-cell>
          <table:table-cell office:value-type="string" calcext:value-type="string">
            <text:p>Pattern 1</text:p>
          </table:table-cell>
          <table:table-cell office:value-type="float" office:value="25.3854090830279" calcext:value-type="float">
            <text:p>25.3854090830279</text:p>
          </table:table-cell>
          <table:table-cell office:value-type="float" office:value="0.135288329332424" calcext:value-type="float">
            <text:p>0.135288329332424</text:p>
          </table:table-cell>
          <table:table-cell office:value-type="float" office:value="0.0567995093555497" calcext:value-type="float">
            <text:p>0.0567995093555497</text:p>
          </table:table-cell>
          <table:table-cell office:value-type="string" calcext:value-type="string">
            <text:p>https://twitter.com/Garde_Y2E/status/1638748614091501568</text:p>
          </table:table-cell>
        </table:table-row>
        <table:table-row table:style-name="ro1">
          <table:table-cell office:value-type="string" calcext:value-type="string">
            <text:p>input/data_test_20240530-2322/memetest10pic/_SHABIL_AHMED__20230307T071354/0.jpg</text:p>
          </table:table-cell>
          <table:table-cell office:value-type="string" calcext:value-type="string">
            <text:p>Pattern 1</text:p>
          </table:table-cell>
          <table:table-cell office:value-type="float" office:value="29.9337598701209" calcext:value-type="float">
            <text:p>29.9337598701209</text:p>
          </table:table-cell>
          <table:table-cell office:value-type="float" office:value="0.205307405594333" calcext:value-type="float">
            <text:p>0.205307405594333</text:p>
          </table:table-cell>
          <table:table-cell office:value-type="float" office:value="0.484071160175327" calcext:value-type="float">
            <text:p>0.484071160175327</text:p>
          </table:table-cell>
          <table:table-cell office:value-type="string" calcext:value-type="string">
            <text:p>https://twitter.com/_SHABIL_AHMED_/status/1633003020878315524</text:p>
          </table:table-cell>
        </table:table-row>
        <table:table-row table:style-name="ro1">
          <table:table-cell office:value-type="string" calcext:value-type="string">
            <text:p>input/data_test_20240530-2322/memetest10pic/_showflicks_20230103T213005/0.jpg</text:p>
          </table:table-cell>
          <table:table-cell office:value-type="string" calcext:value-type="string">
            <text:p>Pattern 1</text:p>
          </table:table-cell>
          <table:table-cell office:value-type="float" office:value="29.6461751339327" calcext:value-type="float">
            <text:p>29.6461751339327</text:p>
          </table:table-cell>
          <table:table-cell office:value-type="float" office:value="0.295597577250366" calcext:value-type="float">
            <text:p>0.295597577250366</text:p>
          </table:table-cell>
          <table:table-cell office:value-type="float" office:value="0.276917234614328" calcext:value-type="float">
            <text:p>0.276917234614328</text:p>
          </table:table-cell>
          <table:table-cell office:value-type="string" calcext:value-type="string">
            <text:p>https://twitter.com/_showflicks/status/1610388051485941760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105T103501/0.jpg</text:p>
          </table:table-cell>
          <table:table-cell office:value-type="string" calcext:value-type="string">
            <text:p>Pattern 0</text:p>
          </table:table-cell>
          <table:table-cell office:value-type="float" office:value="23.2660031485183" calcext:value-type="float">
            <text:p>23.2660031485183</text:p>
          </table:table-cell>
          <table:table-cell office:value-type="float" office:value="0.885259977389545" calcext:value-type="float">
            <text:p>0.885259977389545</text:p>
          </table:table-cell>
          <table:table-cell office:value-type="float" office:value="0.0610723472572136" calcext:value-type="float">
            <text:p>0.0610723472572136</text:p>
          </table:table-cell>
          <table:table-cell office:value-type="string" calcext:value-type="string">
            <text:p>https://twitter.com/_Tokenomeme/status/1610947972103131136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206T103501/0.jpg</text:p>
          </table:table-cell>
          <table:table-cell office:value-type="string" calcext:value-type="string">
            <text:p>Pattern 0</text:p>
          </table:table-cell>
          <table:table-cell office:value-type="float" office:value="22.873793094881" calcext:value-type="float">
            <text:p>22.873793094881</text:p>
          </table:table-cell>
          <table:table-cell office:value-type="float" office:value="0.945304977700994" calcext:value-type="float">
            <text:p>0.945304977700994</text:p>
          </table:table-cell>
          <table:table-cell office:value-type="float" office:value="0.0347838004004788" calcext:value-type="float">
            <text:p>0.0347838004004788</text:p>
          </table:table-cell>
          <table:table-cell office:value-type="string" calcext:value-type="string">
            <text:p>https://twitter.com/_Tokenomeme/status/1622544384003563520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212T150915/0.jpg</text:p>
          </table:table-cell>
          <table:table-cell office:value-type="string" calcext:value-type="string">
            <text:p>Pattern 0</text:p>
          </table:table-cell>
          <table:table-cell office:value-type="float" office:value="22.7282084514212" calcext:value-type="float">
            <text:p>22.7282084514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twitter.com/_Tokenomeme/status/1624787725617442816</text:p>
          </table:table-cell>
        </table:table-row>
        <table:table-row table:style-name="ro1">
          <table:table-cell office:value-type="string" calcext:value-type="string">
            <text:p>input/data_test_20240530-2322/memetest10pic/_Tokenomeme_20230305T140124/0.jpg</text:p>
          </table:table-cell>
          <table:table-cell office:value-type="string" calcext:value-type="string">
            <text:p>Pattern 0</text:p>
          </table:table-cell>
          <table:table-cell office:value-type="float" office:value="32.7788013102954" calcext:value-type="float">
            <text:p>32.7788013102954</text:p>
          </table:table-cell>
          <table:table-cell office:value-type="float" office:value="0.600841452018677" calcext:value-type="float">
            <text:p>0.600841452018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witter.com/salkar21/status/1638711493750390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30T15:29:00.716215</meta:creation-date>
    <dc:date>2024-05-30T15:29:00.717619</dc:date>
    <meta:generator>LibreOffice/7.3.7.2$Linux_X86_64 LibreOffice_project/30$Build-2</meta:generator>
    <meta:editing-cycles>1</meta:editing-cycles>
    <meta:document-statistic meta:table-count="1" meta:cell-count="72" meta:object-count="0"/>
  </office:meta>
</office:document-meta>
</file>